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5cd" officeooo:paragraph-rsid="001005cd"/>
    </style:style>
    <style:style style:name="T1" style:family="text">
      <style:text-properties officeooo:rsid="0011d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rt Questions</text:p>
      <text:p text:style-name="P1">1<text:span text:style-name="T1">A delegate is like a method but its used with an event. When you raise an event, it will call the delegates that are subscribed. An example would be a calculator that calls operator delegates.</text:span></text:p>
      <text:p text:style-name="P1">2<text:span text:style-name="T1">An event is a refrence to delegate so it will call the delegates associated like methods.</text:span>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7:28:08.928000000</meta:creation-date>
    <dc:date>2021-09-27T17:34:35.028000000</dc:date>
    <meta:editing-duration>PT6M35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2" meta:word-count="62" meta:character-count="309" meta:non-whitespace-character-count="259"/>
  </office:meta>
</office:document-meta>
</file>